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top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076cm" svg:stroke-color="#000000" draw:marker-start-width="0.314cm" draw:marker-end-width="0.314cm" draw:fill="none" draw:textarea-horizontal-align="justify" draw:textarea-vertical-align="top" draw:auto-grow-height="false" fo:padding-top="0.163cm" fo:padding-bottom="0.163cm" fo:padding-left="0.288cm" fo:padding-right="0.288cm"/>
    </style:style>
    <style:style style:name="gr6" style:family="graphic" style:parent-style-name="standard">
      <style:graphic-properties svg:stroke-width="0.051cm" svg:stroke-color="#000000" draw:marker-start-width="0.277cm" draw:marker-end-width="0.277cm" draw:fill="none" draw:textarea-horizontal-align="justify" draw:textarea-vertical-align="top" draw:auto-grow-height="fals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2.282cm" svg:y1="8.227cm" svg:x2="9.421cm" svg:y2="9.728cm" draw:start-shape="id1" draw:start-glue-point="9" draw:end-shape="id2" draw:end-glue-point="1" svg:d="M12282 8227l-2861 1501" svg:viewBox="0 0 2862 1502">
          <text:p/>
        </draw:connector>
        <draw:connector draw:style-name="gr1" draw:text-style-name="P1" draw:layer="layout" draw:type="line" svg:x1="12.282cm" svg:y1="7.744cm" svg:x2="9.421cm" svg:y2="9.728cm" draw:start-shape="id3" draw:start-glue-point="9" draw:end-shape="id2" draw:end-glue-point="1" svg:d="M12282 7744l-2861 1984" svg:viewBox="0 0 2862 1985">
          <text:p/>
        </draw:connector>
        <draw:custom-shape draw:style-name="gr2" draw:text-style-name="P1" xml:id="id4" draw:id="id4" draw:layer="layout" svg:width="5.777cm" svg:height="1.543cm" svg:x="11.56cm" svg:y="8.74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3" draw:text-style-name="P1" draw:layer="layout" svg:width="0.189cm" svg:height="0.193cm" svg:x="14.26cm" svg:y="8.95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draw:layer="layout" svg:width="0.189cm" svg:height="0.193cm" svg:x="14.26cm" svg:y="9.21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draw:layer="layout" svg:width="0.189cm" svg:height="0.193cm" svg:x="14.26cm" svg:y="9.46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4" draw:text-style-name="P2" draw:layer="layout" svg:width="8.128cm" svg:height="6.985cm" svg:x="1.475cm" svg:y="5.235cm">
          <text:p text:style-name="P2"><text:span text:style-name="T1">Envelope</text:span><text:span text:style-name="T1"><text:line-break/></text:span><text:span text:style-name="T2">torrent file/CouchDb doc/JavaScript object</text:span></text:p>
          <draw:enhanced-geometry svg:viewBox="0 0 21600 21600" draw:path-stretchpoint-x="10800" draw:path-stretchpoint-y="10800" draw:text-areas="?f3 ?f4 ?f5 ?f6" draw:type="round-rectangle" draw:modifiers="1719.09533352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" draw:id="id2" draw:layer="layout" svg:width="7.763cm" svg:height="4.599cm" svg:x="1.658cm" svg:y="7.429cm">
          <text:p text:style-name="P2"><text:span text:style-name="T1">Info</text:span><text:span text:style-name="T1"><text:line-break/></text:span><text:span text:style-name="T2">file &amp; other metadata</text:span></text:p>
          <draw:enhanced-geometry svg:viewBox="0 0 21600 21600" draw:path-stretchpoint-x="10800" draw:path-stretchpoint-y="10800" draw:text-areas="?f3 ?f4 ?f5 ?f6" draw:type="round-rectangle" draw:modifiers="1719.09533352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7.405cm" svg:height="2.447cm" svg:x="1.837cm" svg:y="9.359cm">
          <text:p text:style-name="P2"><text:span text:style-name="T1">thing</text:span><text:span text:style-name="T1"><text:line-break/></text:span><text:span text:style-name="T2">thing specific metadata</text:span></text:p>
          <draw:enhanced-geometry svg:viewBox="0 0 21600 21600" draw:path-stretchpoint-x="10800" draw:path-stretchpoint-y="10800" draw:text-areas="?f3 ?f4 ?f5 ?f6" draw:type="round-rectangle" draw:modifiers="1719.09533352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5.777cm" svg:height="1.543cm" svg:x="11.56cm" svg:y="7.45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3" draw:id="id3" draw:layer="layout" svg:width="5.777cm" svg:height="1.543cm" svg:x="11.56cm" svg:y="6.972cm">
          <text:p text:style-name="P1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5" draw:id="id5" draw:layer="layout" svg:width="5.777cm" svg:height="1.543cm" svg:x="11.56cm" svg:y="6.487cm">
          <text:p text:style-name="P1">Fil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" draw:text-style-name="P1" draw:layer="layout" draw:type="line" svg:x1="12.282cm" svg:y1="9.518cm" svg:x2="9.421cm" svg:y2="9.728cm" draw:start-shape="id4" draw:start-glue-point="9" draw:end-shape="id2" draw:end-glue-point="1" svg:d="M12282 9518l-2861 210" svg:viewBox="0 0 2862 211">
          <text:p/>
        </draw:connector>
        <draw:connector draw:style-name="gr1" draw:text-style-name="P1" draw:layer="layout" draw:type="line" svg:x1="12.282cm" svg:y1="7.259cm" svg:x2="9.421cm" svg:y2="9.728cm" draw:start-shape="id5" draw:start-glue-point="9" draw:end-shape="id2" svg:d="M12282 7259l-2861 2469" svg:viewBox="0 0 2862 24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6T20:28:23.086228461</meta:creation-date>
    <dc:date>2015-05-26T21:09:40.878942508</dc:date>
    <meta:editing-duration>PT10M57S</meta:editing-duration>
    <meta:editing-cycles>1</meta:editing-cycles>
    <meta:document-statistic meta:object-count="15"/>
    <meta:generator>LibreOffice/4.2.8.2$Linux_X86_64 LibreOffice_project/420m0$Build-2</meta:generator>
  </office:meta>
</office:document-meta>
</file>